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List_20_Paragraph" style:list-style-name="">
      <style:paragraph-properties fo:margin-left="1.27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alibri" fo:font-size="11pt" fo:language="pt" fo:country="BR" officeooo:paragraph-rsid="001dc780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List_20_Paragraph" style:list-style-name="WWNum1">
      <style:paragraph-properties fo:margin-top="0cm" fo:margin-bottom="0cm" style:contextual-spacing="true" fo:line-height="100%" fo:text-align="justify" style:justify-single-word="false"/>
      <style:text-properties officeooo:paragraph-rsid="001dc780"/>
    </style:style>
    <style:style style:name="P3" style:family="paragraph" style:parent-style-name="List_20_Paragraph" style:list-style-name="">
      <style:paragraph-properties fo:margin-left="1.27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dc780"/>
    </style:style>
    <style:style style:name="P4" style:family="paragraph" style:parent-style-name="List_20_Paragraph" style:list-style-name="WWNum3">
      <style:paragraph-properties fo:margin-top="0cm" fo:margin-bottom="0cm" style:contextual-spacing="true" fo:line-height="100%" fo:text-align="justify" style:justify-single-word="false"/>
      <style:text-properties officeooo:paragraph-rsid="001dc780"/>
    </style:style>
    <style:style style:name="P5" style:family="paragraph" style:parent-style-name="List_20_Paragraph" style:list-style-name="WWNum4">
      <style:paragraph-properties fo:margin-top="0cm" fo:margin-bottom="0cm" style:contextual-spacing="true" fo:line-height="100%" fo:text-align="justify" style:justify-single-word="false"/>
      <style:text-properties officeooo:paragraph-rsid="001dc780"/>
    </style:style>
    <style:style style:name="P6" style:family="paragraph" style:parent-style-name="List_20_Paragraph" style:list-style-name="">
      <style:paragraph-properties fo:margin-left="1.27cm" fo:margin-right="0cm" fo:margin-top="0cm" fo:margin-bottom="0cm" style:contextual-spacing="true" fo:line-height="100%" fo:text-align="justify" style:justify-single-word="false" fo:text-indent="0cm" style:auto-text-indent="false"/>
      <style:text-properties fo:color="#c9211e" loext:opacity="100%" officeooo:paragraph-rsid="001dc780"/>
    </style:style>
    <style:style style:name="P7" style:family="paragraph" style:parent-style-name="List_20_Paragraph" style:list-style-name="">
      <style:paragraph-properties fo:margin-left="1.27cm" fo:margin-right="0cm" fo:margin-top="0cm" fo:margin-bottom="0cm" style:contextual-spacing="true" fo:line-height="100%" fo:text-align="justify" style:justify-single-word="false" fo:text-indent="0cm" style:auto-text-indent="false"/>
      <style:text-properties fo:color="#c9211e" loext:opacity="100%" style:font-name="Calibri" fo:font-size="11pt" fo:language="pt" fo:country="BR" officeooo:paragraph-rsid="001dc780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4" style:family="text">
      <style:text-properties fo:color="#c9211e" loext:opacity="100%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58495202" text:style-name="WWNum1">
        <text:list-item>
          <text:p text:style-name="P2"><text:span text:style-name="T1">Explique por que software profissional não é apenas os programas que são desenvolvidos para o cliente.</text:span></text:p>
        </text:list-item>
      </text:list>
      <text:p text:style-name="P3"><text:span text:style-name="T2">O software pode conter, al</text:span><text:span text:style-name="T3">ém de programas, configurações de outros softwares (interfaces de comunicação, interfaces gráficas, etc de terceiros), softwares completamente replicados no software central (código copiado no software desenvolvido) e toda sua documentação e manutenção.</text:span></text:p>
      <text:p text:style-name="P6"/>
      <text:list xml:id="list213035630580248" text:continue-numbering="true" text:style-name="WWNum1">
        <text:list-item>
          <text:p text:style-name="P2"><text:span text:style-name="T1">Qual a diferença mais importante entre o desenvolvimento de um produto genérico de software e o desenvolvimento de software sob demanda? O que isso pode significar na prática para usuários de produtos de software genérico?</text:span></text:p>
        </text:list-item>
      </text:list>
      <text:list xml:id="list3169683949" text:style-name="WWNum3">
        <text:list-item>
          <text:p text:style-name="P4"><text:span text:style-name="T2">O sotware gen</text:span><text:span text:style-name="T3">érico é distribuído no mercado por parte dos desenvolvedores. O sofware sob demanda é feito para um cliente específico que poderá decidir se será distribuído no mercado ou ficará restrito ao uso do cliente.</text:span></text:p>
        </text:list-item>
        <text:list-item>
          <text:p text:style-name="P4"><text:span text:style-name="T3">Significa que terão de pedir suporte e dar feedbacks diretamente aos desenvolvedores (ou à empresa que desenvolveu o software) e esperar pelas atualizações.</text:span></text:p>
        </text:list-item>
      </text:list>
      <text:p text:style-name="P7"/>
      <text:list xml:id="list213034387528791" text:continue-list="list213035630580248" text:style-name="WWNum1">
        <text:list-item>
          <text:p text:style-name="P2"><text:span text:style-name="T1">Quais são os quatro atributos importantes que todo software profissional deve possuir? Sugira outros quatro atributos que, às vezes, podem ser significantes.</text:span></text:p>
        </text:list-item>
      </text:list>
      <text:list xml:id="list3691078669" text:style-name="WWNum4">
        <text:list-item>
          <text:p text:style-name="P5"><text:span text:style-name="T2">Manutenibilidade, confiança e proteç</text:span><text:span text:style-name="T3">ão, eficiência e aceitabilidade.</text:span></text:p>
        </text:list-item>
        <text:list-item>
          <text:p text:style-name="P5"><text:span text:style-name="T3">Segurança, usabilidade, adequabilidade e desempenho.</text:span></text:p>
        </text:list-item>
      </text:list>
      <text:p text:style-name="P1"/>
      <text:list xml:id="list213034103028641" text:continue-list="list213034387528791" text:style-name="WWNum1">
        <text:list-item>
          <text:p text:style-name="P2"><text:span text:style-name="T1">Explique por que existem ideias fundamentais na engenharia de software que se aplicam a todos os tipos de sistemas.</text:span></text:p>
        </text:list-item>
      </text:list>
      <text:p text:style-name="P3"><text:span text:style-name="T2">Porque softwares precisam ser f</text:span><text:span text:style-name="T3">áceis de serem consertados e rapidamente melhorados para diminuir os custos com suporte e para torná-lo sempre atualizado e otimizado.</text:span></text:p>
      <text:p text:style-name="P1"/>
      <text:list xml:id="list213035850258499" text:continue-numbering="true" text:style-name="WWNum1">
        <text:list-item>
          <text:p text:style-name="P2"><text:span text:style-name="T1">Explique como o uso universal da Internet mudou os sistemas de software.</text:span></text:p>
        </text:list-item>
      </text:list>
      <text:p text:style-name="P3"><text:span text:style-name="T2">Os softwares começaram a dar suporte a sistemas que funcionam na internet em aplicativos ou browser. Tamb</text:span><text:span text:style-name="T3">ém trouxe a necessidade de implementar novas camadas de implementação para se comunicarem com protocolos de internet de forma eficiente. Também facilitou na distribuição do próprio software e de correções e otimizações nele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4T21:30:06.941339776</meta:creation-date>
    <dc:date>2023-07-14T21:30:33.816726296</dc:date>
    <meta:editing-duration>PT27S</meta:editing-duration>
    <meta:editing-cycles>1</meta:editing-cycles>
    <meta:document-statistic meta:table-count="0" meta:image-count="0" meta:object-count="0" meta:page-count="1" meta:paragraph-count="12" meta:word-count="293" meta:character-count="1950" meta:non-whitespace-character-count="1678"/>
    <meta:generator>LibreOffice/7.3.7.2$Linux_X86_64 LibreOffice_project/30$Build-2</meta:generator>
  </office:meta>
</office:document-meta>
</file>